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207cm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66cm" fo:padding-top="0.015cm" fo:padding-bottom="0.015cm" fo:padding-left="0.015cm" fo:padding-right="0.01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fill-color="#add8e6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327cm" fo:min-width="2.957cm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327cm" fo:min-width="2.284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327cm" fo:min-width="0cm"/>
    </style:style>
    <style:style style:name="gr7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5.81cm" fo:padding-top="0.015cm" fo:padding-bottom="0.015cm" fo:padding-left="0.015cm" fo:padding-right="0.015cm"/>
    </style:style>
    <style:style style:name="gr8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87cm" fo:min-width="5.466cm" fo:padding-top="0.015cm" fo:padding-bottom="0.015cm" fo:padding-left="0.015cm" fo:padding-right="0.015cm"/>
    </style:style>
    <style:style style:name="gr9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419cm" fo:min-width="0cm"/>
    </style:style>
    <style:style style:name="gr10" style:family="graphic" style:parent-style-name="standard">
      <style:graphic-properties svg:stroke-width="0.03cm" draw:marker-start-width="0.245cm" draw:marker-end-width="0.245cm" draw:fill-color="#add8e6" draw:textarea-horizontal-align="justify" draw:textarea-vertical-align="middle" draw:auto-grow-height="false" fo:min-height="0.9cm" fo:min-width="4.892cm" fo:padding-top="0.015cm" fo:padding-bottom="0.015cm" fo:padding-left="0.015cm" fo:padding-right="0.015cm"/>
    </style:style>
    <style:style style:name="gr11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256cm" fo:min-width="0cm"/>
    </style:style>
    <style:style style:name="gr12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opacity="100%" draw:textarea-horizontal-align="left" draw:auto-grow-height="true" draw:auto-grow-width="false" fo:min-height="0.653cm" fo:min-width="0cm"/>
    </style:style>
    <style:style style:name="gr1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979cm" fo:min-width="0cm"/>
    </style:style>
    <style:style style:name="gr1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015cm" fo:padding-bottom="0.015cm" fo:padding-left="0.015cm" fo:padding-right="0.015cm"/>
    </style:style>
    <style:style style:name="gr15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395cm" fo:min-width="2.957cm"/>
    </style:style>
    <style:style style:name="gr16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true" fo:min-height="0.395cm" fo:min-width="1.656cm"/>
    </style:style>
    <style:style style:name="gr17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opacity="100%" draw:textarea-horizontal-align="left" draw:auto-grow-height="true" draw:auto-grow-width="false" fo:min-height="0.762cm" fo:min-width="0cm"/>
    </style:style>
    <style:style style:name="gr18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818cm" fo:min-width="0cm"/>
    </style:style>
    <style:style style:name="gr19" style:family="graphic" style:parent-style-name="standard">
      <style:graphic-properties draw:stroke="none" svg:stroke-width="0.03cm" svg:stroke-color="#000000" draw:marker-start-width="0.245cm" draw:marker-end-width="0.245cm" draw:fill="none" draw:fill-color="#add8e6" draw:textarea-horizontal-align="left" draw:auto-grow-height="true" draw:auto-grow-width="false" fo:min-height="0.2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dd8e6"/>
      <style:paragraph-properties fo:text-align="center"/>
    </style:style>
    <style:style style:name="P3" style:family="paragraph">
      <loext:graphic-properties draw:fill="none" draw:fill-color="#add8e6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loext:graphic-properties draw:fill="none" draw:fill-color="#add8e6"/>
      <style:paragraph-properties fo:text-align="center"/>
      <style:text-properties fo:font-size="10pt"/>
    </style:style>
    <style:style style:name="P6" style:family="paragraph">
      <loext:graphic-properties draw:fill="solid" draw:fill-color="#ffffff" draw:opacity="100%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0.9cm" svg:x="5.401cm" svg:y="0.077cm">
          <draw:glue-point draw:id="4" svg:x="-2.741cm" svg:y="5.003cm"/>
          <draw:glue-point draw:id="5" svg:x="2.58cm" svg:y="5.003cm" draw:escape-direction="down"/>
          <draw:glue-point draw:id="6" svg:x="-2.741cm" svg:y="-4.996cm"/>
          <draw:glue-point draw:id="7" svg:x="2.258cm" svg:y="-4.996cm"/>
          <draw:glue-point draw:id="8" svg:x="-4.993cm" svg:y="-3.569cm"/>
          <draw:glue-point draw:id="9" svg:x="5cm" svg:y="-2.534cm"/>
          <draw:glue-point draw:id="10" svg:x="-4.993cm" svg:y="1.668cm"/>
          <draw:glue-point draw:id="11" svg:x="5cm" svg:y="2.934cm"/>
          <draw:glue-point draw:id="12" svg:x="-4.089cm" svg:y="5.001cm"/>
          <text:p text:style-name="P1">Preparación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66cm" svg:height="0.9cm" svg:x="4.512cm" svg:y="2.009cm">
          <draw:glue-point draw:id="4" svg:x="-3.064cm" svg:y="-4.996cm"/>
          <draw:glue-point draw:id="5" svg:x="2.419cm" svg:y="-4.996cm" draw:escape-direction="up"/>
          <draw:glue-point draw:id="6" svg:x="2.419cm" svg:y="5.003cm"/>
          <draw:glue-point draw:id="7" svg:x="1.619cm" svg:y="5.003cm"/>
          <draw:glue-point draw:id="8" svg:x="-3.058cm" svg:y="5.003cm"/>
          <text:p text:style-name="P1">Filtrado de Dato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23cm" svg:x1="8.004cm" svg:y1="0.977cm" svg:x2="7.342cm" svg:y2="2.009cm" draw:start-shape="id1" draw:start-glue-point="2" draw:end-shape="id2" svg:d="M8004 977v293h-662v739" svg:viewBox="0 0 663 1033">
          <text:p/>
        </draw:connector>
        <draw:frame draw:style-name="gr4" draw:text-style-name="P4" xml:id="id8" draw:id="id8" draw:layer="layout" svg:width="2.211cm" svg:height="0.327cm" svg:x="1.502cm" svg:y="0.044cm">
          <draw:text-box>
            <text:p text:style-name="P1"><text:span text:style-name="T1">Genotipo </text:span></text:p>
          </draw:text-box>
        </draw:frame>
        <draw:frame draw:style-name="gr5" draw:text-style-name="P4" xml:id="id7" draw:id="id7" draw:layer="layout" svg:width="2.284cm" svg:height="0.327cm" svg:x="1.504cm" svg:y="0.494cm">
          <draw:text-box>
            <text:p text:style-name="P1"><text:span text:style-name="T1"><text:s/></text:span><text:span text:style-name="T1">Fenotipo </text:span></text:p>
          </draw:text-box>
        </draw:frame>
        <draw:frame draw:style-name="gr6" draw:text-style-name="P4" xml:id="id6" draw:id="id6" draw:layer="layout" svg:width="2.071cm" svg:height="0.327cm" svg:x="11.92cm" svg:y="0.137cm">
          <draw:text-box>
            <text:p text:style-name="P1"><text:span text:style-name="T1"><text:s/></text:span><text:span text:style-name="T1">Covariabl</text:span><text:span text:style-name="T1">es</text:span></text:p>
          </draw:text-box>
        </draw:frame>
        <draw:custom-shape draw:style-name="gr7" draw:text-style-name="P2" xml:id="id3" draw:id="id3" draw:layer="layout" svg:width="5.81cm" svg:height="0.9cm" svg:x="3.639cm" svg:y="4.045cm">
          <draw:glue-point draw:id="4" svg:x="-3.234cm" svg:y="-4.996cm"/>
          <draw:glue-point draw:id="5" svg:x="2.225cm" svg:y="-4.996cm" draw:escape-direction="up"/>
          <draw:glue-point draw:id="6" svg:x="-2.479cm" svg:y="5.003cm"/>
          <draw:glue-point draw:id="7" svg:x="2.359cm" svg:y="5.003cm"/>
          <text:p text:style-name="P1">Adición de Covariables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5.496cm" svg:height="0.9cm" svg:x="2.251cm" svg:y="6.303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5.001cm" svg:y="-2.729cm"/>
          <draw:glue-point draw:id="9" svg:x="5.001cm" svg:y="2.475cm"/>
          <text:p text:style-name="P1">Búsqueda de Asociaciones (GWA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75cm" svg:x1="7.342cm" svg:y1="2.909cm" svg:x2="6.544cm" svg:y2="4.045cm" draw:start-shape="id2" draw:start-glue-point="2" draw:end-shape="id3" svg:d="M7342 2909v393h-798v743" svg:viewBox="0 0 799 1137">
          <text:p/>
        </draw:connector>
        <draw:connector draw:style-name="gr3" draw:text-style-name="P3" draw:layer="layout" draw:line-skew="-0.147cm" svg:x1="6.544cm" svg:y1="4.945cm" svg:x2="4.999cm" svg:y2="6.303cm" draw:start-shape="id3" draw:start-glue-point="2" draw:end-shape="id4" svg:d="M6544 4945v532h-1545v826" svg:viewBox="0 0 1546 1359">
          <text:p/>
        </draw:connector>
        <draw:frame draw:style-name="gr9" draw:text-style-name="P5" draw:layer="layout" svg:width="2.105cm" svg:height="0.419cm" svg:x="2.355cm" svg:y="5.408cm">
          <draw:text-box>
            <text:p text:style-name="P1"><text:span text:style-name="T1">Covariables</text:span></text:p>
          </draw:text-box>
        </draw:frame>
        <draw:custom-shape draw:style-name="gr10" draw:text-style-name="P2" xml:id="id5" draw:id="id5" draw:layer="layout" svg:width="4.892cm" svg:height="0.9cm" svg:x="1.21cm" svg:y="8.564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draw:glue-point draw:id="10" svg:x="5.002cm" svg:y="-3.344cm"/>
          <draw:glue-point draw:id="11" svg:x="4.865cm" svg:y="2.3cm"/>
          <draw:glue-point draw:id="12" svg:x="4.865cm" svg:y="3.711cm"/>
          <draw:glue-point draw:id="13" svg:x="5cm" svg:y="3.055cm"/>
          <text:p text:style-name="P1">Despliegue Resulta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37cm" svg:x1="4.999cm" svg:y1="7.203cm" svg:x2="3.656cm" svg:y2="8.564cm" draw:start-shape="id4" draw:start-glue-point="2" draw:end-shape="id5" draw:end-glue-point="0" svg:d="M4999 7203v544h-1343v817" svg:viewBox="0 0 1344 1362">
          <text:p/>
        </draw:connector>
        <draw:frame draw:style-name="gr11" draw:text-style-name="P5" draw:layer="layout" svg:width="2.105cm" svg:height="0.327cm" svg:x="1.298cm" svg:y="7.691cm">
          <draw:text-box>
            <text:p text:style-name="P1"><text:span text:style-name="T1">Asociaciones</text:span></text:p>
          </draw:text-box>
        </draw:frame>
        <draw:frame draw:style-name="gr12" draw:text-style-name="P6" xml:id="id12" draw:id="id12" draw:layer="layout" svg:width="3.269cm" svg:height="0.653cm" svg:x="9.017cm" svg:y="8.586cm">
          <draw:text-box>
            <text:p text:style-name="P1"><text:span text:style-name="T1">SNPs significantes</text:span></text:p>
            <text:p text:style-name="P1"><text:span text:style-name="T1">(Gráfico Manhattan)</text:span></text:p>
          </draw:text-box>
        </draw:frame>
        <draw:frame draw:style-name="gr13" draw:text-style-name="P4" xml:id="id11" draw:id="id11" draw:layer="layout" svg:width="2.286cm" svg:height="0.979cm" svg:x="9.084cm" svg:y="7.149cm">
          <draw:text-box>
            <text:p text:style-name="P1"><text:span text:style-name="T1">Compara</text:span><text:span text:style-name="T1">ción </text:span><text:span text:style-name="T1">distribuci</text:span><text:span text:style-name="T1">ones</text:span></text:p>
            <text:p text:style-name="P1"><text:span text:style-name="T1">(Gráficos </text:span><text:span text:style-name="T1">QQ)</text:span></text:p>
          </draw:text-box>
        </draw:frame>
        <draw:connector draw:style-name="gr14" draw:text-style-name="P7" draw:layer="layout" draw:type="line" svg:x1="11.92cm" svg:y1="0.3cm" svg:x2="10.607cm" svg:y2="0.299cm" draw:start-shape="id6" draw:start-glue-point="3" draw:end-shape="id1" draw:end-glue-point="9" svg:d="M11920 300l-1313-1" svg:viewBox="0 0 1314 2">
          <text:p/>
        </draw:connector>
        <draw:connector draw:style-name="gr14" draw:text-style-name="P7" draw:layer="layout" draw:type="line" svg:x1="3.788cm" svg:y1="0.657cm" svg:x2="5.405cm" svg:y2="0.677cm" draw:start-shape="id7" draw:start-glue-point="1" draw:end-shape="id1" draw:end-glue-point="10" svg:d="M3788 657l1617 20" svg:viewBox="0 0 1618 21">
          <text:p/>
        </draw:connector>
        <draw:connector draw:style-name="gr14" draw:text-style-name="P7" draw:layer="layout" draw:type="line" svg:x1="3.713cm" svg:y1="0.207cm" svg:x2="5.405cm" svg:y2="0.206cm" draw:start-shape="id8" draw:start-glue-point="1" draw:end-shape="id1" draw:end-glue-point="8" svg:d="M3713 207l1692-1" svg:viewBox="0 0 1693 2">
          <text:p/>
        </draw:connector>
        <draw:frame draw:style-name="gr15" draw:text-style-name="P5" draw:layer="layout" svg:width="1.748cm" svg:height="0.395cm" svg:x="5.229cm" svg:y="1.128cm">
          <draw:text-box>
            <text:p text:style-name="P1"><text:span text:style-name="T1">Genotipo </text:span></text:p>
          </draw:text-box>
        </draw:frame>
        <draw:frame draw:style-name="gr16" draw:text-style-name="P5" draw:layer="layout" svg:width="1.656cm" svg:height="0.395cm" svg:x="8.524cm" svg:y="1.136cm">
          <draw:text-box>
            <text:p text:style-name="P1"><text:span text:style-name="T1">Fenotipo </text:span></text:p>
          </draw:text-box>
        </draw:frame>
        <draw:frame draw:style-name="gr15" draw:text-style-name="P5" draw:layer="layout" svg:width="1.748cm" svg:height="0.395cm" svg:x="4.807cm" svg:y="3.234cm">
          <draw:text-box>
            <text:p text:style-name="P1"><text:span text:style-name="T1">Geno</text:span><text:span text:style-name="T1">tipo </text:span></text:p>
          </draw:text-box>
        </draw:frame>
        <draw:frame draw:style-name="gr17" draw:text-style-name="P6" xml:id="id13" draw:id="id13" draw:layer="layout" svg:width="2.159cm" svg:height="0.762cm" svg:x="9.338cm" svg:y="9.602cm">
          <draw:text-box>
            <text:p text:style-name="P1"><text:span text:style-name="T1">Tablas de <text:s text:c="3"/></text:span><text:span text:style-name="T1">asociación</text:span></text:p>
          </draw:text-box>
        </draw:frame>
        <draw:frame draw:style-name="gr6" draw:text-style-name="P4" xml:id="id9" draw:id="id9" draw:layer="layout" svg:width="2.03cm" svg:height="0.327cm" svg:x="11.961cm" svg:y="0.638cm">
          <draw:text-box>
            <text:p text:style-name="P1"><text:span text:style-name="T1"><text:s/></text:span><text:span text:style-name="T1">Anotaciones</text:span></text:p>
          </draw:text-box>
        </draw:frame>
        <draw:connector draw:style-name="gr14" draw:text-style-name="P7" draw:layer="layout" draw:type="line" svg:x1="11.961cm" svg:y1="0.801cm" svg:x2="10.607cm" svg:y2="0.791cm" draw:start-shape="id9" draw:start-glue-point="3" draw:end-shape="id1" draw:end-glue-point="11" svg:d="M11961 801l-1354-10" svg:viewBox="0 0 1355 11">
          <text:p/>
        </draw:connector>
        <draw:custom-shape draw:style-name="gr10" draw:text-style-name="P2" xml:id="id10" draw:id="id10" draw:layer="layout" svg:width="4.892cm" svg:height="0.9cm" svg:x="0.136cm" svg:y="10.653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draw:glue-point draw:id="10" svg:x="5.002cm" svg:y="-3.344cm"/>
          <draw:glue-point draw:id="11" svg:x="4.865cm" svg:y="2.3cm"/>
          <draw:glue-point draw:id="12" svg:x="4.865cm" svg:y="3.711cm"/>
          <draw:glue-point draw:id="13" svg:x="5cm" svg:y="3.055cm"/>
          <text:p text:style-name="P1">Replicació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line-skew="-0.153cm" svg:x1="3.656cm" svg:y1="9.464cm" svg:x2="2.582cm" svg:y2="10.653cm" draw:start-shape="id5" draw:start-glue-point="2" draw:end-shape="id10" draw:end-glue-point="0" svg:d="M3656 9464v442h-1074v747" svg:viewBox="0 0 1075 1190">
          <text:p/>
        </draw:connector>
        <draw:frame draw:style-name="gr18" draw:text-style-name="P5" draw:layer="layout" svg:width="2.043cm" svg:height="0.818cm" svg:x="0.562cm" svg:y="9.625cm">
          <draw:text-box>
            <text:p text:style-name="P1"><text:span text:style-name="T1">Tablas de </text:span><text:span text:style-name="T1">Asociación</text:span></text:p>
          </draw:text-box>
        </draw:frame>
        <draw:frame draw:style-name="gr19" draw:text-style-name="P5" xml:id="id14" draw:id="id14" draw:layer="layout" svg:width="2.544cm" svg:height="0.327cm" svg:x="7.099cm" svg:y="10.955cm">
          <draw:text-box>
            <text:p text:style-name="P1"><text:span text:style-name="T1"><text:s/></text:span><text:span text:style-name="T1">GWAS </text:span><text:span text:style-name="T1">diploide</text:span></text:p>
          </draw:text-box>
        </draw:frame>
        <draw:connector draw:style-name="gr14" draw:text-style-name="P7" draw:layer="layout" draw:type="line" svg:x1="6.102cm" svg:y1="8.714cm" svg:x2="9.084cm" svg:y2="7.638cm" draw:start-shape="id5" draw:start-glue-point="10" draw:end-shape="id11" draw:end-glue-point="3" svg:d="M6102 8714l2982-1076" svg:viewBox="0 0 2983 1077">
          <text:p/>
        </draw:connector>
        <draw:connector draw:style-name="gr14" draw:text-style-name="P7" draw:layer="layout" draw:type="line" svg:x1="6.102cm" svg:y1="9.014cm" svg:x2="9.017cm" svg:y2="8.912cm" draw:start-shape="id5" draw:start-glue-point="1" draw:end-shape="id12" draw:end-glue-point="3" svg:d="M6102 9014l2915-102" svg:viewBox="0 0 2916 103">
          <text:p/>
        </draw:connector>
        <draw:connector draw:style-name="gr14" draw:text-style-name="P7" draw:layer="layout" draw:type="line" svg:x1="6.035cm" svg:y1="9.221cm" svg:x2="9.338cm" svg:y2="9.983cm" draw:start-shape="id5" draw:start-glue-point="11" draw:end-shape="id13" draw:end-glue-point="3" svg:d="M6035 9221l3303 762" svg:viewBox="0 0 3304 763">
          <text:p/>
        </draw:connector>
        <draw:connector draw:style-name="gr14" draw:text-style-name="P7" draw:layer="layout" draw:type="line" svg:x1="5.028cm" svg:y1="11.103cm" svg:x2="7.099cm" svg:y2="11.118cm" draw:start-shape="id10" draw:start-glue-point="1" draw:end-shape="id14" draw:end-glue-point="3" svg:d="M5028 11103l2071 15" svg:viewBox="0 0 2072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04:16.963630515</meta:creation-date>
    <dc:date>2019-11-07T10:20:58.236346426</dc:date>
    <meta:editing-duration>P1DT5H1M59S</meta:editing-duration>
    <meta:editing-cycles>101</meta:editing-cycles>
    <meta:generator>LibreOffice/6.0.3.2$Linux_X86_64 LibreOffice_project/00m0$Build-2</meta:generator>
    <meta:document-statistic meta:object-count="33"/>
  </office:meta>
</office:document-meta>
</file>